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0.61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1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wrap-option="wrap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normal" style:font-name-asian="Times New Roman" style:font-size-asian="14pt" style:font-weight-asian="normal" style:font-name-complex="Tahoma" style:font-size-complex="14pt" style:language-complex="en" style:country-complex="US" style:font-weight-complex="normal"/>
    </style:style>
    <style:style style:name="ce5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normal" style:font-name-asian="Times New Roman" style:font-size-asian="14pt" style:language-asian="ar" style:country-asian="SA" style:font-weight-asian="normal" style:font-name-complex="Tahoma" style:font-size-complex="14pt" style:language-complex="en" style:country-complex="US" style:font-weight-complex="normal"/>
    </style:style>
    <style:style style:name="ce6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normal" style:font-name-asian="Calibri1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7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normal" style:font-name-asian="Times New Roman" style:font-size-asian="14pt" style:language-asian="en" style:country-asian="US" style:font-weight-asian="normal" style:font-name-complex="Times New Roman" style:font-size-complex="14pt" style:language-complex="ar" style:country-complex="SA" style:font-weight-complex="normal"/>
    </style:style>
    <style:style style:name="ce8" style:family="table-cell" style:parent-style-name="Default">
      <style:table-cell-properties fo:wrap-option="wrap" fo:border="0.06pt solid #000000"/>
      <style:text-properties fo:color="#000000" style:font-name="Times New Roman" fo:font-size="14pt" style:text-underline-style="none" fo:font-weight="normal" style:font-name-asian="Times New Roman" style:font-size-asian="14pt" style:language-asian="ru" style:country-asian="RU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>
      <style:table-cell-properties fo:wrap-option="wrap" fo:border="0.06pt solid #000000"/>
      <style:text-properties style:font-name="Times New Roman" fo:font-size="14pt" style:text-underline-style="none" fo:font-weight="normal" style:font-name-asian="F" style:font-size-asian="14pt" style:language-asian="ar" style:country-asian="SA" style:font-weight-asian="normal" style:font-name-complex="Tahoma" style:font-size-complex="14pt" style:language-complex="en" style:country-complex="US" style:font-weight-complex="normal"/>
    </style:style>
    <style:style style:name="ce10" style:family="table-cell" style:parent-style-name="Default">
      <style:table-cell-properties fo:wrap-option="wrap" fo:border="0.06pt solid #000000"/>
      <style:text-properties fo:color="#000000" style:font-name="Times New Roman" fo:font-size="14pt" fo:language="en" fo:country="US" style:text-underline-style="none" fo:font-weight="normal" style:font-name-asian="Times New Roman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T1" style:family="text">
      <style:text-properties fo:country="RU" style:letter-kerning="true" style:country-asian="SA" style:font-name-asian="Times New Roman" style:font-size-asian="11pt"/>
    </style:style>
    <style:style style:name="T2" style:family="text">
      <style:text-properties fo:country="RU" style:letter-kerning="true" style:country-asian="RU" style:font-name-asian="Times New Roman"/>
    </style:style>
    <style:style style:name="T3" style:family="text">
      <style:text-properties fo:country="RU" style:letter-kerning="true" style:country-asian="SA" style:font-name-asian="Times New Roman" style:font-size-asian="12pt"/>
    </style:style>
    <style:style style:name="T4" style:family="text">
      <style:text-properties fo:country="RU" style:letter-kerning="true" style:country-asian="SA" style:font-name-asian="Times New Roman" style:font-size-asian="14pt"/>
    </style:style>
    <style:style style:name="T5" style:family="text">
      <style:text-properties fo:country="RU" style:letter-kerning="true" style:country-asian="SA" style:font-name-asian="" style:font-size-asian="11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ФИО сотрудника</text:p>
          </table:table-cell>
          <table:table-cell table:style-name="ce1" office:value-type="string" calcext:value-type="string">
            <text:p>Наименование МО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Мануковский А.А.</text:p>
          </table:table-cell>
          <table:table-cell table:style-name="ce2" office:value-type="string" calcext:value-type="string">
            <text:p>БУЗ ВО «ВСП №5»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Воищев Сергей Владимирович</text:p>
          </table:table-cell>
          <table:table-cell table:style-name="ce4" office:value-type="string" calcext:value-type="string">
            <text:p>БУЗ ВО «Рамон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Колпаков Сергей Николаевич</text:p>
          </table:table-cell>
          <table:table-cell table:style-name="ce4" office:value-type="string" calcext:value-type="string">
            <text:p>БУЗ ВО «Рамон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Авдеева Елена Петровна</text:span></text:p>
          </table:table-cell>
          <table:table-cell table:style-name="ce2" office:value-type="string" calcext:value-type="string">
            <text:p>БУЗ ВО «ВГКП № 4»</text:p>
          </table:table-cell>
          <table:table-cell table:number-columns-repeated="102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<text:span text:style-name="T1">Старцева Галина Эдуардовна</text:span></text:p>
          </table:table-cell>
          <table:table-cell table:style-name="ce2" office:value-type="string" calcext:value-type="string">
            <text:p>БУЗ ВО «ВГКП № 4»</text:p>
          </table:table-cell>
          <table:table-cell table:number-columns-repeated="102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Лосев Михаил Сергеевич</text:p>
          </table:table-cell>
          <table:table-cell table:style-name="ce2" office:value-type="string" calcext:value-type="string">
            <text:p>БУЗ ВО "Кашир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Турищева Вера Васильевна</text:p>
          </table:table-cell>
          <table:table-cell table:style-name="ce2" office:value-type="string" calcext:value-type="string">
            <text:p>БУЗ ВО "Кашир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Чаплыгин Григорий Андреевич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Карташов Алексей Владимирович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Поволяева Татьяна Алексеевна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Емельянов Владимир Александрович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Миляева Лариса Ивановна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Викторов Дмитрий Константинович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Прибыткова Наталья Анатольевна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Курта Светлана Сергеевна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Акулова Татьяна Анатольевна</text:p>
          </table:table-cell>
          <table:table-cell table:style-name="ce2" office:value-type="string" calcext:value-type="string">
            <text:p>БУЗ ВО "ВГП №10"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Зорченко Ю.В.</text:p>
          </table:table-cell>
          <table:table-cell table:style-name="ce2" office:value-type="string" calcext:value-type="string">
            <text:p>БУЗ ВО «Новоусман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Юркова Галина Анатольевна</text:p>
          </table:table-cell>
          <table:table-cell table:style-name="ce2" office:value-type="string" calcext:value-type="string">
            <text:p>БУЗ ВО «Поворинская РБ»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Якушихин Сергей Викторович</text:p>
          </table:table-cell>
          <table:table-cell table:style-name="ce2" office:value-type="string" calcext:value-type="string">
            <text:p/>
            <text:p>БУЗ ВО «Лискинская РБ»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Никодимов Александр Александрович</text:p>
          </table:table-cell>
          <table:table-cell table:style-name="ce2" office:value-type="string" calcext:value-type="string">
            <text:p/>
            <text:p>БУЗ ВО «Лискинская РБ»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Казарцев Дмитрий Александрович</text:p>
          </table:table-cell>
          <table:table-cell table:style-name="ce2" office:value-type="string" calcext:value-type="string">
            <text:p>БУЗ <text:s/>ВО «Острогож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Нестругин Василий Алексеевич</text:p>
          </table:table-cell>
          <table:table-cell table:style-name="ce7" office:value-type="string" calcext:value-type="string">
            <text:p>БУЗ ВО «Каменская РБ» </text:p>
          </table:table-cell>
          <table:table-cell table:number-columns-repeated="1021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<text:span text:style-name="T2">Струкова Наталья Евгеньевна</text:span></text:p>
          </table:table-cell>
          <table:table-cell table:style-name="ce10" office:value-type="string" calcext:value-type="string">
            <text:p>БУЗ ВО «ВГКБ № 11»</text:p>
          </table:table-cell>
          <table:table-cell table:number-columns-repeated="1021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8" office:value-type="string" calcext:value-type="string">
            <text:p><text:span text:style-name="T2">Севостьянов Олег Николаевич</text:span></text:p>
          </table:table-cell>
          <table:table-cell table:style-name="ce10" office:value-type="string" calcext:value-type="string">
            <text:p>БУЗ ВО «ВГКБ № 11»</text:p>
          </table:table-cell>
          <table:table-cell table:number-columns-repeated="102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Минченков Александр Сергеевич</text:p>
          </table:table-cell>
          <table:table-cell table:style-name="ce2" office:value-type="string" calcext:value-type="string">
            <text:p>БУЗ ВО "ВДКСП №2"</text:p>
          </table:table-cell>
          <table:table-cell table:number-columns-repeated="1021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Тишин Дмитрий Владимирович</text:p>
          </table:table-cell>
          <table:table-cell table:style-name="ce2" office:value-type="string" calcext:value-type="string">
            <text:p>БУЗ ВО "ВДКСП №2"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Ивашин Игорь Михайлович</text:p>
          </table:table-cell>
          <table:table-cell table:style-name="ce2" office:value-type="string" calcext:value-type="string">
            <text:p>БУЗ ВО «Бутурлинов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3">Ишутин В.В.</text:span></text:p>
          </table:table-cell>
          <table:table-cell table:style-name="ce2" office:value-type="string" calcext:value-type="string">
            <text:p>БУЗ ВО "ВСП № 2"</text:p>
          </table:table-cell>
          <table:table-cell table:number-columns-repeated="1021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Черных Михаил Михайлович</text:p>
          </table:table-cell>
          <table:table-cell table:style-name="ce2" office:value-type="string" calcext:value-type="string">
            <text:p>БУЗ ВО «ВГКП №1»</text:p>
          </table:table-cell>
          <table:table-cell table:number-columns-repeated="102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Осотов Алексей Евгеньевич</text:p>
          </table:table-cell>
          <table:table-cell table:style-name="ce2" office:value-type="string" calcext:value-type="string">
            <text:p>БУЗ ВО «ВГКП №1»</text:p>
          </table:table-cell>
          <table:table-cell table:number-columns-repeated="102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Заварзин Сегрей Алексеевич</text:p>
          </table:table-cell>
          <table:table-cell table:style-name="ce2" office:value-type="string" calcext:value-type="string">
            <text:p>БУЗ ВО "Бобро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Тараскин Илья Юрьевич</text:p>
          </table:table-cell>
          <table:table-cell table:style-name="ce2" office:value-type="string" calcext:value-type="string">
            <text:p>БУЗ ВО "Бобров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Славский Александр Викторович</text:p>
          </table:table-cell>
          <table:table-cell table:style-name="ce2" office:value-type="string" calcext:value-type="string">
            <text:p>БУЗ <text:s text:c="2"/>ВО <text:s text:c="2"/>"Кантемировская <text:s text:c="2"/>РБ"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Тимченко Ирина Ивановна</text:p>
          </table:table-cell>
          <table:table-cell table:style-name="ce2" office:value-type="string" calcext:value-type="string">
            <text:p>БУЗ <text:s text:c="2"/>ВО <text:s text:c="2"/>"Кантемировская <text:s text:c="2"/>РБ"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Занин Евгений Анатольевич</text:p>
          </table:table-cell>
          <table:table-cell table:style-name="ce2" office:value-type="string" calcext:value-type="string">
            <text:p>БУЗ ВО «Нижнедевиц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Олексюк Николай Витальевич</text:p>
          </table:table-cell>
          <table:table-cell table:style-name="ce2" office:value-type="string" calcext:value-type="string">
            <text:p>БУЗВО "ВОКБ №2"</text:p>
          </table:table-cell>
          <table:table-cell table:number-columns-repeated="1021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Фролов Геннадий Иванович</text:p>
          </table:table-cell>
          <table:table-cell table:style-name="ce2" office:value-type="string" calcext:value-type="string">
            <text:p>БУЗВО "ВОКБ №2"</text:p>
          </table:table-cell>
          <table:table-cell table:number-columns-repeated="1021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Александров Илья Александрович</text:p>
          </table:table-cell>
          <table:table-cell table:style-name="ce2" office:value-type="string" calcext:value-type="string">
            <text:p>БУЗ ВО "ВГБ №14"</text:p>
          </table:table-cell>
          <table:table-cell table:number-columns-repeated="1021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Печенкина Вера Анатольевна</text:p>
          </table:table-cell>
          <table:table-cell table:style-name="ce2" office:value-type="string" calcext:value-type="string">
            <text:p>БУЗ ВО "Грибанов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Козлов Евгений Александрович</text:p>
          </table:table-cell>
          <table:table-cell table:style-name="ce2" office:value-type="string" calcext:value-type="string">
            <text:p/>
            <text:p>БУЗ ВО "Панин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Александров Илья Александрович</text:p>
          </table:table-cell>
          <table:table-cell table:style-name="ce2" office:value-type="string" calcext:value-type="string">
            <text:p>БУЗ ВО "ВКСП №4"</text:p>
          </table:table-cell>
          <table:table-cell table:number-columns-repeated="1021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Черных Юлия Анатольевна</text:p>
          </table:table-cell>
          <table:table-cell table:style-name="ce2" office:value-type="string" calcext:value-type="string">
            <text:p>БУЗ ВО "ВКСП №4"</text:p>
          </table:table-cell>
          <table:table-cell table:number-columns-repeated="1021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Иванов Роман Валентинович</text:p>
          </table:table-cell>
          <table:table-cell table:style-name="ce2" office:value-type="string" calcext:value-type="string">
            <text:p>БУЗ ВО "Эртиль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Удалова Ирина Владимировна</text:p>
          </table:table-cell>
          <table:table-cell table:style-name="ce2" office:value-type="string" calcext:value-type="string">
            <text:p>БУЗ ВО "Новохопер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Трещенков Михаил Сергеевич</text:p>
          </table:table-cell>
          <table:table-cell table:style-name="ce2" office:value-type="string" calcext:value-type="string">
            <text:p>БУЗ ВО "Новохопер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Четверткова Анна Николаевна</text:p>
          </table:table-cell>
          <table:table-cell table:style-name="ce2" office:value-type="string" calcext:value-type="string">
            <text:p>АУЗ ВО "ВОКСП"</text:p>
          </table:table-cell>
          <table:table-cell table:number-columns-repeated="1021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<text:span text:style-name="T3">Ишутин Вячеслав Васильевич</text:span></text:p>
          </table:table-cell>
          <table:table-cell table:style-name="ce2" office:value-type="string" calcext:value-type="string">
            <text:p>БУЗ ВО "ВГП № 22"</text:p>
          </table:table-cell>
          <table:table-cell table:number-columns-repeated="1021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Чехонадский Юрий Сергеевич</text:p>
          </table:table-cell>
          <table:table-cell table:style-name="ce2" office:value-type="string" calcext:value-type="string">
            <text:p>БУЗ ВО "Репье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Теперик Владимир Валерьевич</text:p>
          </table:table-cell>
          <table:table-cell table:style-name="ce2" office:value-type="string" calcext:value-type="string">
            <text:p>БУЗ ВО "Ольховат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Пержуков Павел Николаевич</text:p>
          </table:table-cell>
          <table:table-cell table:style-name="ce4" office:value-type="string" calcext:value-type="string">
            <text:p>БУЗ ВО «Петропавловская РБ»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Сироткин Алексей Сергеевич</text:p>
          </table:table-cell>
          <table:table-cell table:style-name="ce4" office:value-type="string" calcext:value-type="string">
            <text:p>БУЗ ВО «Петропавловская РБ»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Шайкин Алексей Владимирович</text:p>
          </table:table-cell>
          <table:table-cell table:style-name="ce2" office:value-type="string" calcext:value-type="string">
            <text:p>БУЗ ВО «Верхнемамон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4">Морозов Александр Иванович</text:span></text:p>
          </table:table-cell>
          <table:table-cell table:style-name="ce2" office:value-type="string" calcext:value-type="string">
            <text:p>БУЗ ВО "ВСП №6"</text:p>
          </table:table-cell>
          <table:table-cell table:number-columns-repeated="1021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Беспалов Максим Владимирович</text:p>
          </table:table-cell>
          <table:table-cell table:style-name="ce2" office:value-type="string" calcext:value-type="string">
            <text:p>БУЗ ВО "ВГП №3"</text:p>
          </table:table-cell>
          <table:table-cell table:number-columns-repeated="102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3">Гержедович Сергей Александрович</text:span></text:p>
          </table:table-cell>
          <table:table-cell table:style-name="ce2" office:value-type="string" calcext:value-type="string">
            <text:p>БУЗ ВО "Терно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3">Осадчев Александр Борисович</text:span></text:p>
          </table:table-cell>
          <table:table-cell table:style-name="ce2" office:value-type="string" calcext:value-type="string">
            <text:p>БУЗ ВО "Терно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РазГоняева А.В.</text:p>
          </table:table-cell>
          <table:table-cell table:style-name="ce2" office:value-type="string" calcext:value-type="string">
            <text:p>БУЗ ВО "ВГКБ №5"</text:p>
          </table:table-cell>
          <table:table-cell table:number-columns-repeated="1021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Северинову О.В.</text:p>
          </table:table-cell>
          <table:table-cell table:style-name="ce2" office:value-type="string" calcext:value-type="string">
            <text:p>БУЗ ВО "ВГКБ №5"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Федорова Ольга Сергеевна</text:p>
          </table:table-cell>
          <table:table-cell table:style-name="ce2" office:value-type="string" calcext:value-type="string">
            <text:p>БУЗ ВО "Верхнехав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Лазукина Анна Ивановна</text:p>
          </table:table-cell>
          <table:table-cell table:style-name="ce2" office:value-type="string" calcext:value-type="string">
            <text:p>БУЗ ВО "Борисоглеб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Терехов Владимир Михайлович</text:p>
          </table:table-cell>
          <table:table-cell table:style-name="ce2" office:value-type="string" calcext:value-type="string">
            <text:p>БУЗ ВО "Борисоглеб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Варфоломеев Сергей Юрьевич</text:p>
          </table:table-cell>
          <table:table-cell table:style-name="ce2" office:value-type="string" calcext:value-type="string">
            <text:p>БУЗ ВО "Павло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Михайлов Алексей Павлович</text:p>
          </table:table-cell>
          <table:table-cell table:style-name="ce2" office:value-type="string" calcext:value-type="string">
            <text:p>БУЗ ВО "Павло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Ивановна Елена Борисовна</text:p>
          </table:table-cell>
          <table:table-cell table:style-name="ce2" office:value-type="string" calcext:value-type="string">
            <text:p>БУЗ ВО "ВГКБ № 3"</text:p>
          </table:table-cell>
          <table:table-cell table:number-columns-repeated="102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Тучин Павел Степанович</text:p>
          </table:table-cell>
          <table:table-cell table:style-name="ce2" office:value-type="string" calcext:value-type="string">
            <text:p>БУЗ ВО "ВГКБ № 3"</text:p>
          </table:table-cell>
          <table:table-cell table:number-columns-repeated="1021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Юнусова Елена Ивановна</text:p>
          </table:table-cell>
          <table:table-cell table:style-name="ce2" office:value-type="string" calcext:value-type="string">
            <text:p>БУЗ ВО "ВГКБ № 3"</text:p>
          </table:table-cell>
          <table:table-cell table:number-columns-repeated="1021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Жилин Д.В..</text:p>
          </table:table-cell>
          <table:table-cell table:style-name="ce2" office:value-type="string" calcext:value-type="string">
            <text:p>БУЗ ВО «ВГКП №7»</text:p>
          </table:table-cell>
          <table:table-cell table:number-columns-repeated="1021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Пикалов Г.В.</text:p>
          </table:table-cell>
          <table:table-cell table:style-name="ce2" office:value-type="string" calcext:value-type="string">
            <text:p>БУЗ ВО «ВГКП №7»</text:p>
          </table:table-cell>
          <table:table-cell table:number-columns-repeated="1021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Евтехин А.Ю.</text:p>
          </table:table-cell>
          <table:table-cell table:style-name="ce2" office:value-type="string" calcext:value-type="string">
            <text:p>БУЗ ВО «ВГКП №7»</text:p>
          </table:table-cell>
          <table:table-cell table:number-columns-repeated="102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Химин Игорь Евгеньевич</text:p>
          </table:table-cell>
          <table:table-cell table:style-name="ce2" office:value-type="string" calcext:value-type="string">
            <text:p>БУЗ ВО «Хохольская РБ»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9" office:value-type="string" calcext:value-type="string">
            <text:p><text:span text:style-name="T5">Мирошниченко Михаил Владимирович</text:span></text:p>
          </table:table-cell>
          <table:table-cell table:style-name="ce2" office:value-type="string" calcext:value-type="string">
            <text:p>БУЗ ВО "Воробье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<text:span text:style-name="T3">Ишутин Вячеслав Васильевич</text:span></text:p>
          </table:table-cell>
          <table:table-cell table:style-name="ce2" office:value-type="string" calcext:value-type="string">
            <text:p>БУЗ ВО «ВГП №18»</text:p>
          </table:table-cell>
          <table:table-cell table:number-columns-repeated="1021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Красных Виталий Александрович</text:p>
          </table:table-cell>
          <table:table-cell table:style-name="ce2" office:value-type="string" calcext:value-type="string">
            <text:p>БУЗ ВО «Семилук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<text:span text:style-name="T3">Урывский  Олег Сергеевич</text:span></text:p>
          </table:table-cell>
          <table:table-cell table:style-name="ce2" office:value-type="string" calcext:value-type="string">
            <text:p>БУЗ ВО "ВГБ№4"</text:p>
          </table:table-cell>
          <table:table-cell table:number-columns-repeated="102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Котляров Илья Александрович</text:p>
          </table:table-cell>
          <table:table-cell table:style-name="ce2" office:value-type="string" calcext:value-type="string">
            <text:p>БУЗ ВО «Богучар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Ткаченко Максим Владимирович</text:p>
          </table:table-cell>
          <table:table-cell table:style-name="ce2" office:value-type="string" calcext:value-type="string">
            <text:p>БУЗ ВО «Богучарская РБ»</text:p>
          </table:table-cell>
          <table:table-cell table:number-columns-repeated="1021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Шухмин Олег Игоревич </text:p>
          </table:table-cell>
          <table:table-cell table:style-name="ce2" office:value-type="string" calcext:value-type="string">
            <text:p>АУЗ ВО «ВКСП № 7»</text:p>
          </table:table-cell>
          <table:table-cell table:number-columns-repeated="1021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Беликов Николай Викторович</text:p>
          </table:table-cell>
          <table:table-cell table:style-name="ce2" office:value-type="string" calcext:value-type="string">
            <text:p>БУЗ ВО "Калачее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Сухоруков Артем Алексеевич</text:p>
          </table:table-cell>
          <table:table-cell table:style-name="ce2" office:value-type="string" calcext:value-type="string">
            <text:p>БУЗ ВО "Калачеевская РБ"</text:p>
          </table:table-cell>
          <table:table-cell table:number-columns-repeated="102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Золотарев Дмитрий Васильевич</text:p>
          </table:table-cell>
          <table:table-cell table:style-name="ce2" office:value-type="string" calcext:value-type="string">
            <text:p>БУЗ ВО "Талов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Тихонов Андрей Михайлович</text:p>
          </table:table-cell>
          <table:table-cell table:style-name="ce2" office:value-type="string" calcext:value-type="string">
            <text:p>БУЗ ВО "Россошан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Паровозин Виталий Валериевич</text:p>
          </table:table-cell>
          <table:table-cell table:style-name="ce2" office:value-type="string" calcext:value-type="string">
            <text:p>БУЗ ВО "Россошан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Лысенко Юрий Владимирович</text:p>
          </table:table-cell>
          <table:table-cell table:style-name="ce2" office:value-type="string" calcext:value-type="string">
            <text:p>БУЗ ВО "Россошан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Хлебников Максим Николаевич</text:p>
          </table:table-cell>
          <table:table-cell table:style-name="ce2" office:value-type="string" calcext:value-type="string">
            <text:p>БУЗ ВО "Россошан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Пирог Валентин Олегович</text:p>
          </table:table-cell>
          <table:table-cell table:style-name="ce2" office:value-type="string" calcext:value-type="string">
            <text:p/>
            <text:p>БУЗ ВО "ВГКБ №20"</text:p>
          </table:table-cell>
          <table:table-cell table:number-columns-repeated="102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Михайлов Александр Валерьевич</text:p>
          </table:table-cell>
          <table:table-cell table:style-name="ce2" office:value-type="string" calcext:value-type="string">
            <text:p/>
            <text:p>БУЗ ВО "ВГКБ №20"</text:p>
          </table:table-cell>
          <table:table-cell table:number-columns-repeated="102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Корнеенко Михаил Андреевич</text:p>
          </table:table-cell>
          <table:table-cell table:style-name="ce2" office:value-type="string" calcext:value-type="string">
            <text:p>БУЗ ВО "Подгоренская РБ"</text:p>
          </table:table-cell>
          <table:table-cell table:number-columns-repeated="102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Войтенко Владимир Николаевич</text:p>
          </table:table-cell>
          <table:table-cell table:style-name="ce2" office:value-type="string" calcext:value-type="string">
            <text:p>БУЗ ВО "Подгоренская РБ"</text:p>
          </table:table-cell>
          <table:table-cell table:number-columns-repeated="1021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5:56:04.648222806</meta:creation-date>
    <dc:date>2018-11-09T16:40:12.765003308</dc:date>
    <meta:editing-duration>PT44M8S</meta:editing-duration>
    <meta:editing-cycles>1</meta:editing-cycles>
    <meta:document-statistic meta:table-count="1" meta:cell-count="267" meta:object-count="0"/>
    <meta:generator>LibreOffice/5.1.6.2$Linux_X86_64 LibreOffice_project/10m0$Build-2</meta:generator>
  </office:meta>
</office:document-meta>
</file>